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4" calcext:value-type="float">
            <text:p>99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4" calcext:value-type="float">
            <text:p>99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1" calcext:value-type="float">
            <text:p>99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3" calcext:value-type="float">
            <text:p>99,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57" calcext:value-type="float">
            <text:p>99,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" calcext:value-type="float">
            <text:p>99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4" calcext:value-type="float">
            <text:p>99,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8" calcext:value-type="float">
            <text:p>99,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4" calcext:value-type="float">
            <text:p>99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583" calcext:value-type="float">
            <text:p>99,583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18:50.088627262</meta:creation-date>
    <dc:date>2018-01-14T22:21:07.715975330</dc:date>
    <meta:editing-duration>PT2M18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